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/mar/2015</text:p>
          </table:table-cell>
          <table:table-cell office:value-type="string" calcext:value-type="string">
            <text:p>Page rank application to product holding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Running V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search on how VW cla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13/mar/2015</text:p>
          </table:table-cell>
          <table:table-cell office:value-type="string" calcext:value-type="string">
            <text:p>Cost Sensitive Loss Function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/>
          <table:table-cell office:value-type="string" calcext:value-type="string">
            <text:p>EDA</text:p>
          </table:table-cell>
          <table:table-cell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00:00:04.084564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3LOQ </meta:initial-creator>
    <meta:creation-date>2015-03-13T15:33:40.925542607</meta:creation-date>
    <dc:date>2015-03-13T19:49:53.963893137</dc:date>
    <dc:creator>3LOQ </dc:creator>
    <meta:editing-duration>PT4H13M51S</meta:editing-duration>
    <meta:editing-cycles>7</meta:editing-cycles>
    <meta:generator>LibreOffice/4.1.3.2$Linux_X86_64 LibreOffice_project/410m0$Build-2</meta:generator>
    <meta:document-statistic meta:table-count="1" meta:cell-count="9" meta:object-count="0"/>
  </office:meta>
</office:document-meta>
</file>